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443d4" officeooo:paragraph-rsid="001443d4"/>
    </style:style>
    <style:style style:name="P2" style:family="paragraph" style:parent-style-name="Standard">
      <style:text-properties officeooo:rsid="00162aea" officeooo:paragraph-rsid="00162aea"/>
    </style:style>
    <style:style style:name="T1" style:family="text">
      <style:text-properties officeooo:rsid="001443d4"/>
    </style:style>
    <style:style style:name="T2" style:family="text">
      <style:text-properties officeooo:rsid="00162a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RELAZIONE RESPONSABILITÀ </text:span></text:p>
      <text:p text:style-name="Standard"><text:tab/><text:tab/><text:tab/><text:tab/><text:tab/> <text:s/><text:span text:style-name="T1">CARDGAMES</text:span></text:p>
      <text:p text:style-name="Standard"/>
      <text:p text:style-name="Standard"/>
      <text:p text:style-name="P1">Le responsabilità sono rappresentate da delle azioni, caratteristiche o entità del dominio, che fanno parte di una determinata applicazione e vengono usate da un particolare attore o classe. Queste devono rispettare uno dei principi SOLID, ovvero il principio della singola responsabilità, il quale afferma che un oggetto <text:span text:style-name="T2">deve avere una sola responsabilità e deve avere un solo motivo per cambiare. L’individuazione delle responsabilità avviene a inizio sviluppo del software con varie metodologie.</text:span></text:p>
      <text:p text:style-name="P2">Nel caso del progetto Cardgames sono appunto state individuate all’inizio e assegnate alle interfacce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8T12:33:14.138535898</meta:creation-date>
    <dc:date>2022-01-18T12:50:33.200407435</dc:date>
    <meta:editing-duration>PT6M59S</meta:editing-duration>
    <meta:editing-cycles>1</meta:editing-cycles>
    <meta:document-statistic meta:table-count="0" meta:image-count="0" meta:object-count="0" meta:page-count="1" meta:paragraph-count="4" meta:word-count="89" meta:character-count="645" meta:non-whitespace-character-count="548"/>
    <meta:generator>LibreOffice/7.1.8.1$Linux_X86_64 LibreOffice_project/10$Build-1</meta:generator>
  </office:meta>
</office:document-meta>
</file>